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mo tener laravel</text:span></text:p>
      <text:p text:style-name="P1"><text:span text:style-name="T1">1. instalar composer para el sistema operativo que tengas</text:span></text:p>
      <text:p text:style-name="P1"><text:span text:style-name="T2"/></text:p>
      <text:p text:style-name="P1"><text:span text:style-name="T2"/></text:p>
      <text:p text:style-name="P1"><text:span text:style-name="T3">Como crear un proyecto laravel:</text:span></text:p>
      <text:p text:style-name="P1"><text:span text:style-name="T3">1. composer install</text:span></text:p>
      <text:p text:style-name="P1"><text:span text:style-name="T3">2. composer create-project laravel/laravel hola_mundo</text:span></text:p>
      <text:p text:style-name="P1"><text:span text:style-name="T3">3. en el directorio del proyecto: php artisan key:generate </text:span></text:p>
      <text:p text:style-name="P1"><text:span text:style-name="T4"/></text:p>
      <text:p text:style-name="P1"><text:span text:style-name="T5">Como clonar un repositorio que esta creado con Laravel</text:span></text:p>
      <text:p text:style-name="P1"><text:span text:style-name="T5">1. Clonamos</text:span></text:p>
      <text:p text:style-name="P1"><text:span text:style-name="T5">2. composer install</text:span></text:p>
      <text:p text:style-name="P1"><text:span text:style-name="T5">3. crear el archivo .env</text:span></text:p>
      <text:p text:style-name="P1"><text:span text:style-name="T5">4. php artisan key:generate</text:span></text:p>
      <text:p text:style-name="P1"><text:span text:style-name="T6"/></text:p>
      <text:p text:style-name="P1"><text:span text:style-name="T7">Como abrir el proyecto en el navegador </text:span></text:p>
      <text:p text:style-name="P1"><text:span text:style-name="T7">1. en el repositorio del proyecto coloco en la cosola: php artisan serve</text:span></text:p>
      <text:p text:style-name="P1"><text:span text:style-name="T7">2. en el navegador ir a la direccion localhost:8000</text:span></text:p>
      <text:p text:style-name="P1"><text:span text:style-name="T7"/></text:p>
      <text:p text:style-name="P1"><text:span text:style-name="T7">Como generar un model y controler</text:span></text:p>
      <text:p text:style-name="P1"><text:span text:style-name="T8">1.php artisan make:model nombre_del_modelo(Tabla)</text:span></text:p>
      <text:p text:style-name="P1"><text:span text:style-name="T8">2. php artisan make:controller nombre_del_controlador</text:span></text:p>
      <text:p text:style-name="P1"><text:span text:style-name="T8"/></text:p>
      <text:p text:style-name="P1"><text:span text:style-name="T9">Repo de github:<text:s/></text:span><text:a xlink:href="https://github.com/AgustinVilanova/laravel.git"><text:span text:style-name="T10">https://github.com/AgustinVilanova/laravel.git</text:span></text:a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